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7f2a6" officeooo:paragraph-rsid="0007f2a6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a5f6c" officeooo:paragraph-rsid="000a5f6c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b1390" officeooo:paragraph-rsid="000b1390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c5725" officeooo:paragraph-rsid="000c5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اینکه وقتی workbook می‌سازیم عنوان پیش‌فرض آن sheet است.</text:p>
      <text:p text:style-name="P2">۲ <text:s/>- <text:a xlink:type="simple" xlink:href="https://www.geeksforgeeks.org/python-writing-excel-file-using-openpyxl-module/" text:style-name="Internet_20_link" text:visited-style-name="Visited_20_Internet_20_Link">https://www.geeksforgeeks.org/python-writing-excel-file-using-openpyxl-module/</text:a></text:p>
      <text:p text:style-name="P3">۳ – چگونه می‌توان active sheet را عوض کرد؟</text:p>
      <text:p text:style-name="P4">۴ - <text:a xlink:type="simple" xlink:href="https://openpyxl.readthedocs.io/en/latest/tutorial.html" text:style-name="Internet_20_link" text:visited-style-name="Visited_20_Internet_20_Link">https://openpyxl.readthedocs.io/en/latest/tutorial.html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25:17.647812058</meta:creation-date>
    <meta:generator>LibreOffice/7.3.7.2$Linux_X86_64 LibreOffice_project/30$Build-2</meta:generator>
    <dc:date>2023-10-05T14:50:47.116932120</dc:date>
    <meta:editing-duration>PT2H27M9S</meta:editing-duration>
    <meta:editing-cycles>4</meta:editing-cycles>
    <meta:document-statistic meta:table-count="0" meta:image-count="0" meta:object-count="0" meta:page-count="1" meta:paragraph-count="4" meta:word-count="24" meta:character-count="241" meta:non-whitespace-character-count="218"/>
  </office:meta>
</office:document-meta>
</file>